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9799" officeooo:paragraph-rsid="00119799" style:font-weight-asian="bold" style:font-weight-complex="bold"/>
    </style:style>
    <style:style style:name="P2" style:family="paragraph" style:parent-style-name="Standard">
      <style:text-properties fo:font-weight="bold" officeooo:rsid="00123ec2" officeooo:paragraph-rsid="00123ec2" style:font-weight-asian="bold" style:font-weight-complex="bold"/>
    </style:style>
    <style:style style:name="P3" style:family="paragraph" style:parent-style-name="Standard">
      <style:text-properties officeooo:paragraph-rsid="00123ec2"/>
    </style:style>
    <style:style style:name="P4" style:family="paragraph" style:parent-style-name="Standard">
      <style:text-properties officeooo:rsid="00123ec2" officeooo:paragraph-rsid="00123ec2"/>
    </style:style>
    <style:style style:name="P5" style:family="paragraph" style:parent-style-name="Standard" style:list-style-name="L1">
      <style:text-properties officeooo:paragraph-rsid="00123ec2"/>
    </style:style>
    <style:style style:name="P6" style:family="paragraph" style:parent-style-name="Standard">
      <style:text-properties officeooo:rsid="0013f3c4" officeooo:paragraph-rsid="00157846"/>
    </style:style>
    <style:style style:name="P7" style:family="paragraph" style:parent-style-name="Standard">
      <style:text-properties officeooo:paragraph-rsid="0013f3c4"/>
    </style:style>
    <style:style style:name="P8" style:family="paragraph" style:parent-style-name="Standard">
      <style:text-properties officeooo:paragraph-rsid="0014c74b"/>
    </style:style>
    <style:style style:name="P9" style:family="paragraph" style:parent-style-name="Heading_20_3">
      <style:text-properties officeooo:paragraph-rsid="0014c74b"/>
    </style:style>
    <style:style style:name="P10" style:family="paragraph" style:parent-style-name="Text_20_body">
      <style:text-properties officeooo:paragraph-rsid="0014c74b"/>
    </style:style>
    <style:style style:name="P11" style:family="paragraph" style:parent-style-name="Text_20_body">
      <style:text-properties officeooo:paragraph-rsid="0014c74b"/>
    </style:style>
    <style:style style:name="P12" style:family="paragraph" style:parent-style-name="Text_20_body">
      <style:text-properties officeooo:paragraph-rsid="002041ac"/>
    </style:style>
    <style:style style:name="P13" style:family="paragraph" style:parent-style-name="Text_20_body">
      <style:text-properties style:font-name="Liberation Mono" fo:font-size="10pt" fo:font-weight="normal" style:font-name-asian="Nimbus Mono L" style:font-size-asian="10pt" style:font-weight-asian="normal" style:font-name-complex="Liberation Mono" style:font-size-complex="10pt" style:font-weight-complex="normal"/>
    </style:style>
    <style:style style:name="P14" style:family="paragraph" style:parent-style-name="Heading_20_3">
      <style:text-properties officeooo:paragraph-rsid="0014c74b"/>
    </style:style>
    <style:style style:name="P15" style:family="paragraph" style:parent-style-name="Heading_20_3">
      <style:text-properties officeooo:paragraph-rsid="00211b65"/>
    </style:style>
    <style:style style:name="P16" style:family="paragraph" style:parent-style-name="Preformatted_20_Text">
      <style:text-properties officeooo:paragraph-rsid="0014c74b"/>
    </style:style>
    <style:style style:name="P17" style:family="paragraph" style:parent-style-name="Preformatted_20_Text">
      <style:text-properties officeooo:paragraph-rsid="002041ac"/>
    </style:style>
    <style:style style:name="P18" style:family="paragraph" style:parent-style-name="Preformatted_20_Text">
      <style:text-properties officeooo:paragraph-rsid="0023c3ed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2041ac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paragraph-rsid="002041ac" style:font-name-asian="Nimbus Mono L" style:font-size-asian="10pt" style:font-name-complex="Liberation Mono" style:font-size-complex="10pt"/>
    </style:style>
    <style:style style:name="T1" style:family="text">
      <style:text-properties officeooo:rsid="00123ec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3ec2" style:font-weight-asian="normal" style:font-weight-complex="normal"/>
    </style:style>
    <style:style style:name="T4" style:family="text">
      <style:text-properties fo:font-weight="normal" officeooo:rsid="0013f3c4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f3c4" style:font-weight-asian="bold" style:font-weight-complex="bold"/>
    </style:style>
    <style:style style:name="T7" style:family="text">
      <style:text-properties fo:font-weight="bold" officeooo:rsid="0014c74b" style:font-weight-asian="bold" style:font-weight-complex="bold"/>
    </style:style>
    <style:style style:name="T8" style:family="text">
      <style:text-properties fo:font-weight="bold" officeooo:rsid="00157846" style:font-weight-asian="bold" style:font-weight-complex="bold"/>
    </style:style>
    <style:style style:name="T9" style:family="text">
      <style:text-properties fo:font-weight="bold" officeooo:rsid="002041ac" style:font-weight-asian="bold" style:font-weight-complex="bold"/>
    </style:style>
    <style:style style:name="T10" style:family="text">
      <style:text-properties fo:font-weight="bold" officeooo:rsid="00211b65" style:font-weight-asian="bold" style:font-weight-complex="bold"/>
    </style:style>
    <style:style style:name="T11" style:family="text">
      <style:text-properties fo:font-weight="bold" officeooo:rsid="00213e55" style:font-weight-asian="bold" style:font-weight-complex="bold"/>
    </style:style>
    <style:style style:name="T12" style:family="text">
      <style:text-properties officeooo:rsid="002041ac"/>
    </style:style>
    <style:style style:name="T13" style:family="text">
      <style:text-properties style:font-name="Liberation Mono" fo:font-size="10pt" officeooo:rsid="002041ac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fo:font-weight="bold" officeooo:rsid="002041ac" style:font-name-asian="Nimbus Mono L" style:font-size-asian="10pt" style:font-weight-asian="bold" style:font-name-complex="Liberation Mono" style:font-size-complex="10pt" style:font-weight-complex="bold"/>
    </style:style>
    <style:style style:name="T15" style:family="text">
      <style:text-properties style:font-name="Liberation Mono" fo:font-size="10pt" fo:font-weight="normal" officeooo:rsid="002041ac" style:font-name-asian="Nimbus Mono L" style:font-size-asian="10pt" style:font-weight-asian="normal" style:font-name-complex="Liberation Mono" style:font-size-complex="10pt" style:font-weight-complex="normal"/>
    </style:style>
    <style:style style:name="T16" style:family="text">
      <style:text-properties officeooo:rsid="00213e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ice driver programming:</text:p>
      <text:p text:style-name="P1"/>
      <text:p text:style-name="P1">How to configure and install <text:s/>kernel:</text:p>
      <text:p text:style-name="P2"><text:span text:style-name="T2">1) Download the kernel source code.</text:span></text:p>
      <text:p text:style-name="P3"><text:span text:style-name="T3">2) </text:span><text:bookmark text:name="span-87-157"/><text:bookmark text:name="ftoc-heading-3"/><text:span text:style-name="T2">Extract the Source Code: </text:span><text:bookmark text:name="span-87-1571"/><text:span text:style-name="Source_20_Text"><text:span text:style-name="T2">tar xvf linux-5.9.6.tar.xz</text:span></text:span></text:p>
      <text:p text:style-name="P3"><text:span text:style-name="T3">3) </text:span><text:bookmark text:name="span-87-1572"/><text:bookmark text:name="ftoc-heading-5"/><text:span text:style-name="T2">Configure Kernel:</text:span></text:p>
      <text:list xml:id="list9009749418304549502" text:style-name="L1">
        <text:list-item>
          <text:p text:style-name="P5"><text:bookmark text:name="span-87-1573"/><text:span text:style-name="T2">Navigate to the </text:span><text:span text:style-name="T3">code</text:span><text:span text:style-name="T2"> directory using the </text:span><text:span text:style-name="Strong_20_Emphasis"><text:span text:style-name="Source_20_Text">cd</text:span></text:span><text:span text:style-name="T2"> command</text:span><text:span text:style-name="T3">(</text:span><text:bookmark text:name="span-87-1575"/><text:span text:style-name="Source_20_Text"><text:span text:style-name="T3">cd linux-5.9.6)</text:span></text:span></text:p>
        </text:list-item>
        <text:list-item>
          <text:p text:style-name="P5"><text:bookmark text:name="span-87-1574"/><text:span text:style-name="T2">Copy the existing configuration file using the </text:span><text:span text:style-name="Strong_20_Emphasis"><text:span text:style-name="Source_20_Text">cp</text:span></text:span><text:span text:style-name="T2"> command</text:span><text:span text:style-name="T3">(</text:span><text:bookmark text:name="span-87-1576"/><text:span text:style-name="Source_20_Text"><text:span text:style-name="T3">cp -v /boot/config-$(uname -r) .config)</text:span></text:span></text:p>
        </text:list-item>
        <text:list-item>
          <text:p text:style-name="P5"><text:bookmark text:name="span-87-1577"/><text:span text:style-name="T3">To make changes to the configuration file, run the </text:span><text:span text:style-name="Strong_20_Emphasis"><text:span text:style-name="Source_20_Text"><text:span text:style-name="T1">make</text:span></text:span></text:span><text:span text:style-name="T3"> command(</text:span><text:bookmark text:name="span-87-1578"/><text:span text:style-name="Source_20_Text"><text:span text:style-name="T3">make menuconfig)</text:span></text:span></text:p>
        </text:list-item>
      </text:list>
      <text:p text:style-name="P3"><text:span text:style-name="T3">4) </text:span><text:bookmark text:name="span-87-1579"/><text:bookmark text:name="ftoc-heading-6"/><text:span text:style-name="T3">Build the Kernel(make -j 4)</text:span></text:p>
      <text:p text:style-name="P3"><text:span text:style-name="T3">5) </text:span><text:bookmark text:name="span-87-15710"/><text:span text:style-name="T2">Install the required modules with this command</text:span><text:span text:style-name="T3">(</text:span><text:bookmark text:name="span-87-15711"/><text:span text:style-name="Source_20_Text"><text:span text:style-name="T3">sudo make modules_install</text:span></text:span><text:span text:style-name="Source_20_Text"><text:span text:style-name="T4">)</text:span></text:span></text:p>
      <text:p text:style-name="P7"><text:span text:style-name="T3">6</text:span><text:span text:style-name="T4">) I</text:span><text:span text:style-name="Source_20_Text"><text:span text:style-name="T4">nstall the kerne</text:span></text:span><text:bookmark text:name="span-87-15712"/><text:span text:style-name="Source_20_Text"><text:span text:style-name="T4">l(</text:span></text:span><text:span text:style-name="Source_20_Text"><text:span text:style-name="T2">sudo make install</text:span></text:span><text:span text:style-name="Source_20_Text"><text:span text:style-name="T4">)</text:span></text:span></text:p>
      <text:p text:style-name="P7"><text:span text:style-name="Source_20_Text"><text:span text:style-name="T4">7)Update initramfs</text:span></text:span></text:p>
      <text:p text:style-name="P7"><text:span text:style-name="Source_20_Text"><text:span text:style-name="T4">8)Update grub.</text:span></text:span></text:p>
      <text:p text:style-name="P7"><text:span text:style-name="Source_20_Text"><text:span text:style-name="T6">Check installed kernel version: uname -r</text:span></text:span></text:p>
      <text:p text:style-name="P7"><text:span text:style-name="Source_20_Text"><text:span text:style-name="T6">check installed kernel date: uname -v</text:span></text:span></text:p>
      <text:p text:style-name="P8"><text:span text:style-name="Source_20_Text"><text:span text:style-name="T6"/></text:span></text:p>
      <text:p text:style-name="P8"><text:span text:style-name="Source_20_Text"><text:span text:style-name="T7">Kernel is installed in path: /lib/modules/$(uname-r)</text:span></text:span></text:p>
      <text:p text:style-name="P8"><text:span text:style-name="Source_20_Text"><text:span text:style-name="T7"/></text:span></text:p>
      <text:h text:style-name="P9" text:outline-level="3"><text:span text:style-name="Source_20_Text"><text:span text:style-name="T7">lsmod – List Modules that Loaded Already</text:span></text:span></text:h>
      <text:p text:style-name="Text_20_body">lsmod command will list modules that are already loaded in the kernel as shown beblow.</text:p>
      <text:p text:style-name="Preformatted_20_Text"># lsmod</text:p>
      <text:p text:style-name="Preformatted_20_Text">Module <text:s text:c="17"/>Size <text:s/>Used by</text:p>
      <text:p text:style-name="Preformatted_20_Text">ppp_deflate <text:s text:c="11"/>12806 <text:s/>0 </text:p>
      <text:p text:style-name="Preformatted_20_Text">zlib_deflate <text:s text:c="10"/>26445 <text:s/>1 ppp_deflate</text:p>
      <text:p text:style-name="Preformatted_20_Text">bsd_comp <text:s text:c="14"/>12785 <text:s/>0 </text:p>
      <text:p text:style-name="P19">..</text:p>
      <text:h text:style-name="Heading_20_3" text:outline-level="3">2. insmod – Insert Module into Kernel</text:h>
      <text:p text:style-name="Text_20_body">insmod command will insert a new module into the kernel as shown below.</text:p>
      <text:p text:style-name="P16"><text:span text:style-name="Source_20_Text"><text:span text:style-name="T7"># insmod /lib/modules/3.5.0-19-generic/kernel/fs/squashfs/squashfs.ko</text:span></text:span></text:p>
      <text:p text:style-name="Preformatted_20_Text"/>
      <text:p text:style-name="Preformatted_20_Text"># lsmod | grep "squash"</text:p>
      <text:p text:style-name="P19">squashfs <text:s text:c="14"/>35834 <text:s/>0</text:p>
      <text:h text:style-name="Heading_20_3" text:outline-level="3">3. modinfo – Display Module Info</text:h>
      <text:p text:style-name="Text_20_body">modinfo command will display information about a kernel module as shown below.</text:p>
      <text:p text:style-name="Preformatted_20_Text"># modinfo /lib/modules/3.5.0-19-generic/kernel/fs/squashfs/squashfs.ko</text:p>
      <text:p text:style-name="Preformatted_20_Text"/>
      <text:p text:style-name="Preformatted_20_Text">filename: <text:s text:c="6"/>/lib/modules/3.5.0-19-generic/kernel/fs/squashfs/squashfs.ko</text:p>
      <text:p text:style-name="Preformatted_20_Text">license: <text:s text:c="7"/>GPL</text:p>
      <text:p text:style-name="Preformatted_20_Text">author: <text:s text:c="8"/>Phillip Lougher </text:p>
      <text:p text:style-name="Preformatted_20_Text">description: <text:s text:c="3"/>squashfs 4.0, a compressed read-only filesystem</text:p>
      <text:p text:style-name="Preformatted_20_Text">srcversion: <text:s text:c="4"/>89B46A0667BD5F2494C4C72</text:p>
      <text:p text:style-name="Preformatted_20_Text">depends: <text:s text:c="7"/></text:p>
      <text:p text:style-name="Preformatted_20_Text">intree: <text:s text:c="8"/>Y</text:p>
      <text:p text:style-name="P19">vermagic: <text:s text:c="6"/>3.5.0-19-generic SMP mod_unload modversions 686</text:p>
      <text:h text:style-name="Heading_20_3" text:outline-level="3"><text:soft-page-break/>4. rmmod – Remove Module from Kernel</text:h>
      <text:p text:style-name="Text_20_body">rmmod command will remove a module from the kernel. You cannot remove a module which is already used by any program.</text:p>
      <text:p text:style-name="P19"># rmmod squashfs.ko</text:p>
      <text:h text:style-name="Heading_20_3" text:outline-level="3">5. modprobe – Add or Remove modules from the kernel</text:h>
      <text:p text:style-name="Text_20_body">modprobe is an intelligent command which will load/unload modules based on the dependency between modules. Refer to <text:a xlink:type="simple" xlink:href="https://www.thegeekstuff.com/2010/11/modprobe-command-examples/" text:style-name="Internet_20_link" text:visited-style-name="Visited_20_Internet_20_Link">modprobe commands</text:a> for more detailed examples.</text:p>
      <text:h text:style-name="Heading_20_2" text:outline-level="2">II. Write a Simple Hello World Kernel Module</text:h>
      <text:h text:style-name="Heading_20_3" text:outline-level="3">1. Installing the linux headers</text:h>
      <text:p text:style-name="Text_20_body">You need to install the linux-headers-.. first as shown below. Depending on your distro, use apt-get or yum.</text:p>
      <text:p text:style-name="P19"># apt-get install build-essential linux-headers-$(uname -r)</text:p>
      <text:h text:style-name="Heading_20_3" text:outline-level="3">2. Hello World Module Source Code</text:h>
      <text:p text:style-name="Text_20_body">Next, create the following hello.c module in C programming language.</text:p>
      <text:p text:style-name="Preformatted_20_Text">#include &lt;linux/module.h&gt; <text:s text:c="3"/>// included for all kernel modules</text:p>
      <text:p text:style-name="Preformatted_20_Text">#include &lt;linux/kernel.h&gt; <text:s text:c="3"/>// included for KERN_INFO</text:p>
      <text:p text:style-name="Preformatted_20_Text">#include &lt;linux/init.h&gt; <text:s text:c="5"/>// included for __init and __exit macros</text:p>
      <text:p text:style-name="Preformatted_20_Text"/>
      <text:p text:style-name="Preformatted_20_Text">MODULE_LICENSE("GPL");</text:p>
      <text:p text:style-name="Preformatted_20_Text">MODULE_AUTHOR("<text:span text:style-name="T12">Ankit</text:span>");</text:p>
      <text:p text:style-name="Preformatted_20_Text">MODULE_DESCRIPTION("A Simple Hello World module");</text:p>
      <text:p text:style-name="Preformatted_20_Text"/>
      <text:p text:style-name="Preformatted_20_Text">static int __init hello_init(void)</text:p>
      <text:p text:style-name="Preformatted_20_Text">{</text:p>
      <text:p text:style-name="P18"><text:s text:c="4"/>printk(KERN_INFO "Hello world!\n"); <text:span text:style-name="T5">//</text:span><text:span text:style-name="T11">priniting to kernel buffer.</text:span></text:p>
      <text:p text:style-name="Preformatted_20_Text"><text:s text:c="4"/>return 0; <text:s text:c="3"/>// Non-zero return means that the module couldn't be loaded.</text:p>
      <text:p text:style-name="Preformatted_20_Text">}</text:p>
      <text:p text:style-name="Preformatted_20_Text"/>
      <text:p text:style-name="Preformatted_20_Text">static void __exit hello_cleanup(void)</text:p>
      <text:p text:style-name="Preformatted_20_Text">{</text:p>
      <text:p text:style-name="Preformatted_20_Text"><text:s text:c="4"/>printk(KERN_INFO "Cleaning up module.\n"); <text:span text:style-name="T5">//</text:span><text:span text:style-name="T11">priniting to kernel buffer.</text:span></text:p>
      <text:p text:style-name="Preformatted_20_Text">}</text:p>
      <text:p text:style-name="Preformatted_20_Text"/>
      <text:p text:style-name="Preformatted_20_Text">module_init(hello_init);</text:p>
      <text:p text:style-name="P19">module_exit(hello_cleanup);</text:p>
      <text:p text:style-name="Text_20_body"><text:span text:style-name="Strong_20_Emphasis">Warning:</text:span> All kernel modules will operate on kernel space, a highly privileged mode. So be careful with what you write in a kernel module.</text:p>
      <text:h text:style-name="Heading_20_3" text:outline-level="3">3. Create Makefile to Compile Kernel Module</text:h>
      <text:p text:style-name="Text_20_body">The following makefile can be used to compile the above basic hello world kernel module.</text:p>
      <text:p text:style-name="Preformatted_20_Text">obj-m += hello.o</text:p>
      <text:p text:style-name="Preformatted_20_Text"/>
      <text:p text:style-name="Preformatted_20_Text">all:</text:p>
      <text:p text:style-name="Preformatted_20_Text"><text:s text:c="4"/>make -C /lib/modules/$(shell uname -r)/build M=$(PWD) modules</text:p>
      <text:p text:style-name="Preformatted_20_Text"/>
      <text:p text:style-name="Preformatted_20_Text"><text:soft-page-break/>clean:</text:p>
      <text:p text:style-name="P19"><text:s text:c="4"/>make -C /lib/modules/$(shell uname -r)/build M=$(PWD) clean</text:p>
      <text:p text:style-name="Text_20_body">Use the <text:a xlink:type="simple" xlink:href="https://www.thegeekstuff.com/2010/08/make-utility/" text:style-name="Internet_20_link" text:visited-style-name="Visited_20_Internet_20_Link">make command</text:a> to compile hello world kernel module as shown below.</text:p>
      <text:p text:style-name="Preformatted_20_Text"># make</text:p>
      <text:p text:style-name="Preformatted_20_Text"/>
      <text:p text:style-name="Preformatted_20_Text">make -C /lib/modules/3.5.0-19-generic/build M=/home/lakshmanan/a modules</text:p>
      <text:p text:style-name="Preformatted_20_Text">make[1]: Entering directory `/usr/src/linux-headers-3.5.0-19-generic'</text:p>
      <text:p text:style-name="Preformatted_20_Text"><text:s text:c="2"/>CC [M] <text:s/>/home/lakshmanan/a/hello.o</text:p>
      <text:p text:style-name="Preformatted_20_Text"><text:s text:c="2"/>Building modules, stage 2.</text:p>
      <text:p text:style-name="Preformatted_20_Text"><text:s text:c="2"/>MODPOST 1 modules</text:p>
      <text:p text:style-name="Preformatted_20_Text"><text:s text:c="2"/>CC <text:s text:c="5"/>/home/lakshmanan/a/hello.mod.o</text:p>
      <text:p text:style-name="Preformatted_20_Text"><text:s text:c="2"/>LD [M] <text:s/>/home/lakshmanan/a/hello.ko</text:p>
      <text:p text:style-name="P19">make[1]: Leaving directory `/usr/src/linux-headers-3.5.0-19-generic'</text:p>
      <text:p text:style-name="Text_20_body">The above will create hello.ko file, which is our sample Kernel module.</text:p>
      <text:h text:style-name="Heading_20_3" text:outline-level="3">4. Insert or Remove the Sample Kernel Module</text:h>
      <text:p text:style-name="Text_20_body">Now that we have our hello.ko file, we can insert this module to the kernel by using insmod command as shown below.</text:p>
      <text:p text:style-name="Preformatted_20_Text"># insmod hello.ko</text:p>
      <text:p text:style-name="Preformatted_20_Text"/>
      <text:p text:style-name="Preformatted_20_Text"># dmesg | tail -1</text:p>
      <text:p text:style-name="Preformatted_20_Text">[ 8394.731865] Hello world!</text:p>
      <text:p text:style-name="Preformatted_20_Text"/>
      <text:p text:style-name="Preformatted_20_Text"># rmmod hello.ko</text:p>
      <text:p text:style-name="Preformatted_20_Text"/>
      <text:p text:style-name="Preformatted_20_Text"># dmesg | tail -1</text:p>
      <text:p text:style-name="P19">[ 8707.989819] Cleaning up module.</text:p>
      <text:p text:style-name="Text_20_body">When a module is inserted into the kernel, the <text:span text:style-name="T5">module_init</text:span> macro will be invoked, which will call the function hello_init. Similarly, when the module is removed with rmmod, <text:span text:style-name="T5">module_exit</text:span> macro will be invoked, which will call the hello_exit. Using dmesg command, we can see the output from the sample Kernel module.</text:p>
      <text:p text:style-name="P10"><text:span text:style-name="Source_20_Text"><text:span text:style-name="T7"/></text:span></text:p>
      <text:p text:style-name="P12"><text:span text:style-name="Source_20_Text"><text:span text:style-name="T9">Output file generated when we compile our module:</text:span></text:span></text:p>
      <text:p text:style-name="P17"><text:span text:style-name="Source_20_Text"><text:span text:style-name="T9">modules.order</text:span></text:span></text:p>
      <text:p text:style-name="Preformatted_20_Text">--------------------------------------------------</text:p>
      <text:p text:style-name="Preformatted_20_Text">This file records the order in which modules appear in Makefiles. This</text:p>
      <text:p text:style-name="Preformatted_20_Text">is used by modprobe to deterministically resolve aliases that match</text:p>
      <text:p text:style-name="P20">multiple modules.</text:p>
      <text:p text:style-name="P21">---------------------------------------------------------------------</text:p>
      <text:p text:style-name="P12"><text:span text:style-name="Source_20_Text"><text:span text:style-name="T15">If the files are present the source file is compiled to a "modulname.o", and "modulename.mod.c" is created which is compiled to "modulename.mod.o". <text:line-break/>The modulename.mod.c is a file that basically contains the information about the module (Version information etc). <text:line-break/>The modulename.o and the modulename.mod.o are linked together by modpost in the next stage to create the "modulename.ko" . </text:span></text:span></text:p>
      <text:p text:style-name="P13"/>
      <text:h text:style-name="P15" text:outline-level="3"><text:soft-page-break/><text:span text:style-name="Source_20_Text"><text:span text:style-name="T10">Device model:</text:span></text:span></text:h>
      <text:h text:style-name="P9" text:outline-level="3"><text:span text:style-name="Source_20_Text"><text:span text:style-name="T7"/></text:span></text:h>
      <text:h text:style-name="P9" text:outline-level="3"><text:span text:style-name="Source_20_Text"><text:span text:style-name="T7"/></text:span></text:h>
      <text:h text:style-name="P9" text:outline-level="3"><text:span text:style-name="Source_20_Text"><text:span text:style-name="T7"/></text:span></text:h>
      <text:p text:style-name="P6"><text:span text:style-name="T2"/></text:p>
      <text:p text:style-name="P3"><text:span text:style-name="T3"/></text:p>
      <text:p text:style-name="P4"><text:span text:style-name="T2"/></text:p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0.5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08:01.824634972</meta:creation-date>
    <dc:date>2022-02-24T16:33:52.224679206</dc:date>
    <meta:editing-duration>PT1H50M1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4" meta:paragraph-count="105" meta:word-count="727" meta:character-count="5374" meta:non-whitespace-character-count="4571"/>
  </office:meta>
</office:document-meta>
</file>